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65cm" draw:marker-end="Arrow" draw:marker-end-width="0.37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Ultrafine_20_Dashed" svg:stroke-width="0.05cm" draw:marker-start-width="0.365cm" draw:marker-end-width="0.16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.1cm"/>
    </style:style>
    <style:style style:name="gr4" style:family="graphic" style:parent-style-name="standard">
      <style:graphic-properties draw:stroke="none" svg:stroke-color="#000000" draw:fill="none" draw:fill-color="#ffffff" fo:min-height="1.4cm"/>
    </style:style>
    <style:style style:name="gr5" style:family="graphic" style:parent-style-name="objectwithoutfill">
      <style:graphic-properties draw:stroke="dash" draw:stroke-dash="Fine_20_Dashed"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to_20_sem_20_preenchimento_20_nem_20_linha">
      <style:graphic-properties draw:textarea-vertical-align="middle" draw:ole-draw-aspect="1" style:protect="size"/>
    </style:style>
    <style:style style:name="gr7" style:family="graphic" style:parent-style-name="standard">
      <style:graphic-properties svg:stroke-width="0.1cm" draw:marker-start-width="0.515cm" draw:marker-end-width="0.515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05cm" svg:stroke-color="#3deb3d" draw:marker-start-width="0.355cm" draw:marker-end="Arrow" draw:marker-end-width="0.255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ff6633" draw:marker-start="" draw:marker-start-width="0.375cm" draw:marker-end="Arrow" draw:marker-end-width="0.26cm" draw:fill="solid" draw:fill-color="#ff6633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7.1cm" svg:y1="14.9cm" svg:x2="7cm" svg:y2="8.7cm">
          <text:p/>
        </draw:line>
        <draw:line draw:style-name="gr1" draw:text-style-name="P1" draw:layer="layout" svg:x1="5.8cm" svg:y1="14cm" svg:x2="11.4cm" svg:y2="14cm">
          <text:p/>
        </draw:line>
        <draw:line draw:style-name="gr2" draw:text-style-name="P1" draw:layer="layout" svg:x1="7.15cm" svg:y1="14.05cm" svg:x2="10.1cm" svg:y2="11.1cm">
          <text:p/>
        </draw:line>
        <draw:frame draw:style-name="gr3" draw:text-style-name="P2" draw:layer="layout" svg:width="1.7cm" svg:height="1.35cm" svg:x="7.2cm" svg:y="8.3cm">
          <draw:text-box>
            <text:p><text:span text:style-name="T1">y</text:span></text:p>
          </draw:text-box>
        </draw:frame>
        <draw:frame draw:style-name="gr4" draw:text-style-name="P2" draw:layer="layout" svg:width="1.7cm" svg:height="1.65cm" svg:x="11cm" svg:y="13.95cm">
          <draw:text-box>
            <text:p><text:span text:style-name="T1">x</text:span></text:p>
          </draw:text-box>
        </draw:frame>
        <draw:line draw:style-name="gr5" draw:text-style-name="P1" draw:layer="layout" svg:x1="10cm" svg:y1="11.1cm" svg:x2="7cm" svg:y2="11.1cm">
          <text:p/>
        </draw:line>
        <draw:line draw:style-name="gr5" draw:text-style-name="P1" draw:layer="layout" svg:x1="9cm" svg:y1="10.3cm" svg:x2="9cm" svg:y2="14cm">
          <text:p/>
        </draw:line>
        <draw:frame draw:style-name="gr6" draw:text-style-name="P1" draw:layer="layout" svg:width="1.08cm" svg:height="0.81cm" svg:x="5.82cm" svg:y="10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1" draw:layer="layout" svg:x1="7.134cm" svg:y1="14cm" svg:x2="9cm" svg:y2="10.268cm">
          <text:p/>
        </draw:line>
        <draw:line draw:style-name="gr5" draw:text-style-name="P1" draw:layer="layout" svg:x1="10.1cm" svg:y1="11.2cm" svg:x2="10.1cm" svg:y2="13.9cm">
          <text:p/>
        </draw:line>
        <draw:line draw:style-name="gr5" draw:text-style-name="P1" draw:layer="layout" svg:x1="9cm" svg:y1="10.3cm" svg:x2="7.1cm" svg:y2="10.3cm">
          <text:p/>
        </draw:line>
        <draw:ellipse draw:style-name="gr7" draw:text-style-name="P1" draw:layer="layout" svg:width="3.652cm" svg:height="4.252cm" svg:x="6.827cm" svg:y="10.271cm" draw:kind="arc" draw:start-angle="37.58" draw:end-angle="80.94">
          <text:p/>
        </draw:ellipse>
        <draw:frame draw:style-name="gr6" draw:text-style-name="P1" draw:layer="layout" svg:width="1.102cm" svg:height="0.81cm" svg:x="5.798cm" svg:y="10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1" draw:layer="layout" svg:width="1.102cm" svg:height="0.81cm" svg:x="9.598cm" svg:y="14.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" draw:layer="layout" svg:width="0.654cm" svg:height="0.755cm" svg:x="8.7cm" svg:y="14.14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ellipse draw:style-name="gr8" draw:text-style-name="P1" draw:layer="layout" svg:width="1.2cm" svg:height="1.7cm" svg:x="6.6cm" svg:y="13.1cm" draw:kind="arc" draw:start-angle="54.23" draw:end-angle="98.63">
          <text:p/>
        </draw:ellipse>
        <draw:ellipse draw:style-name="gr9" draw:text-style-name="P1" draw:layer="layout" svg:width="2.4cm" svg:height="2.7cm" svg:x="6.1cm" svg:y="12.5cm" draw:kind="arc" draw:start-angle="38.81" draw:end-angle="102.14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1T18:17:58.339149378</meta:creation-date>
    <dc:date>2014-10-12T09:58:45.578754014</dc:date>
    <meta:editing-duration>PT2H59M16S</meta:editing-duration>
    <meta:editing-cycles>3</meta:editing-cycles>
    <meta:generator>LibreOffice/4.1.3.2$Linux_X86_64 LibreOffice_project/410m0$Build-2</meta:generator>
    <meta:document-statistic meta:object-count="17"/>
  </office:meta>
</office:document-meta>
</file>

<file path=Object 1/content.xml><?xml version="1.0" encoding="utf-8"?>
<math xmlns="http://www.w3.org/1998/Math/MathML">
  <semantics>
    <mrow>
      <msqrt>
        <mrow>
          <mn>3</mn>
        </mrow>
      </msqrt>
    </mrow>
    <annotation encoding="StarMath 5.0">sqrt{3} </annotation>
  </semantics>
</math>
</file>

<file path=Object 2/content.xml><?xml version="1.0" encoding="utf-8"?>
<math xmlns="http://www.w3.org/1998/Math/MathML">
  <semantics>
    <mrow>
      <msqrt>
        <mrow>
          <mn>2</mn>
        </mrow>
      </msqrt>
    </mrow>
    <annotation encoding="StarMath 5.0">sqrt{2} </annotation>
  </semantics>
</math>
</file>

<file path=Object 3/content.xml><?xml version="1.0" encoding="utf-8"?>
<math xmlns="http://www.w3.org/1998/Math/MathML">
  <semantics>
    <mrow>
      <msqrt>
        <mrow>
          <mn>2</mn>
        </mrow>
      </msqrt>
    </mrow>
    <annotation encoding="StarMath 5.0">sqrt{2} </annotation>
  </semantics>
</math>
</file>

<file path=Object 4/content.xml><?xml version="1.0" encoding="utf-8"?>
<math xmlns="http://www.w3.org/1998/Math/MathML">
  <semantics>
    <mrow>
      <mn>1</mn>
    </mrow>
    <annotation encoding="StarMath 5.0">1</annotation>
  </semantics>
</math>
</file>